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g_sum" table:style-name="ta1">
        <table:shapes>
          <draw:frame draw:z-index="0" draw:style-name="gr1" draw:text-style-name="P1" svg:width="453.51pt" svg:height="255.09pt" svg:x="290.15pt" svg:y="2.83pt">
            <loext:p draw:notify-on-update-of-ranges="avg_sum.C1:avg_sum.C100 avg_sum.D1:avg_sum.D100 avg_sum.C1:avg_sum.C100 avg_sum.E1:avg_sum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10.333491104474" calcext:value-type="float">
            <text:p>10.33349110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10.318955779896" calcext:value-type="float">
            <text:p>10.31895577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9.9268820461312" calcext:value-type="float">
            <text:p>9.92688204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9.3655688729866" calcext:value-type="float">
            <text:p>9.3655688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8.9715906584713" calcext:value-type="float">
            <text:p>8.97159065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9.9031327010755" calcext:value-type="float">
            <text:p>9.90313270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10.493559881751" calcext:value-type="float">
            <text:p>10.49355988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10.776919432805" calcext:value-type="float">
            <text:p>10.77691943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9.2436064508229" calcext:value-type="float">
            <text:p>9.24360645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9.5057209251759" calcext:value-type="float">
            <text:p>9.50572092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10.395271876806" calcext:value-type="float">
            <text:p>10.39527187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9.527023652559" calcext:value-type="float">
            <text:p>9.52702365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9.5837288030399" calcext:value-type="float">
            <text:p>9.5837288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9.4180127013471" calcext:value-type="float">
            <text:p>9.41801270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10.244142851762" calcext:value-type="float">
            <text:p>10.24414285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11.140830805001" calcext:value-type="float">
            <text:p>11.1408308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9.7419098053085" calcext:value-type="float">
            <text:p>9.74190980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8.935001415127" calcext:value-type="float">
            <text:p>8.93500141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10.135637237512" calcext:value-type="float">
            <text:p>10.13563723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886" calcext:value-type="float">
            <text:p>12886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9.9556884079346" calcext:value-type="float">
            <text:p>9.95568840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350" calcext:value-type="float">
            <text:p>13350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9.474433116781" calcext:value-type="float">
            <text:p>9.47443311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814" calcext:value-type="float">
            <text:p>13814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10.55985986034" calcext:value-type="float">
            <text:p>10.55985986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278" calcext:value-type="float">
            <text:p>14278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10.128950837062" calcext:value-type="float">
            <text:p>10.12895083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742" calcext:value-type="float">
            <text:p>14742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10.085048698414" calcext:value-type="float">
            <text:p>10.08504869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206" calcext:value-type="float">
            <text:p>15206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10.058662607051" calcext:value-type="float">
            <text:p>10.05866260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670" calcext:value-type="float">
            <text:p>15670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10.266089546374" calcext:value-type="float">
            <text:p>10.26608954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134" calcext:value-type="float">
            <text:p>16134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10.03045147432" calcext:value-type="float">
            <text:p>10.03045147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598" calcext:value-type="float">
            <text:p>16598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9.761047920595" calcext:value-type="float">
            <text:p>9.76104792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7062" calcext:value-type="float">
            <text:p>17062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9.8546416281073" calcext:value-type="float">
            <text:p>9.85464162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8544" calcext:value-type="float">
            <text:p>18544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10.148006227036" calcext:value-type="float">
            <text:p>10.1480062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010" calcext:value-type="float">
            <text:p>19010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9.5790145930468" calcext:value-type="float">
            <text:p>9.5790145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474" calcext:value-type="float">
            <text:p>19474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9.5449530127713" calcext:value-type="float">
            <text:p>9.54495301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938" calcext:value-type="float">
            <text:p>19938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9.8383051237221" calcext:value-type="float">
            <text:p>9.83830512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402" calcext:value-type="float">
            <text:p>20402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11.04656918646" calcext:value-type="float">
            <text:p>11.04656918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866" calcext:value-type="float">
            <text:p>20866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11.066922925715" calcext:value-type="float">
            <text:p>11.06692292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330" calcext:value-type="float">
            <text:p>21330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10.087553272859" calcext:value-type="float">
            <text:p>10.08755327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794" calcext:value-type="float">
            <text:p>21794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10.417653076815" calcext:value-type="float">
            <text:p>10.41765307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258" calcext:value-type="float">
            <text:p>22258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9.6738900494742" calcext:value-type="float">
            <text:p>9.67389004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722" calcext:value-type="float">
            <text:p>22722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9.1545163472282" calcext:value-type="float">
            <text:p>9.15451634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3186" calcext:value-type="float">
            <text:p>23186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10.339773942356" calcext:value-type="float">
            <text:p>10.33977394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5639" calcext:value-type="float">
            <text:p>25639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9.2784837724803" calcext:value-type="float">
            <text:p>9.27848377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6864" calcext:value-type="float">
            <text:p>26864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9.7538448324359" calcext:value-type="float">
            <text:p>9.75384483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7328" calcext:value-type="float">
            <text:p>27328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10.652103508373" calcext:value-type="float">
            <text:p>10.65210350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7792" calcext:value-type="float">
            <text:p>27792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10.4921478646" calcext:value-type="float">
            <text:p>10.49214786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8256" calcext:value-type="float">
            <text:p>28256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10.850436059591" calcext:value-type="float">
            <text:p>10.85043605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8720" calcext:value-type="float">
            <text:p>28720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10.111700085693" calcext:value-type="float">
            <text:p>10.11170008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9184" calcext:value-type="float">
            <text:p>29184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10.591014407668" calcext:value-type="float">
            <text:p>10.59101440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9648" calcext:value-type="float">
            <text:p>29648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9.4549619750483" calcext:value-type="float">
            <text:p>9.4549619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112" calcext:value-type="float">
            <text:p>30112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10.592649363846" calcext:value-type="float">
            <text:p>10.59264936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576" calcext:value-type="float">
            <text:p>30576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10.266338090082" calcext:value-type="float">
            <text:p>10.26633809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1040" calcext:value-type="float">
            <text:p>31040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9.4623877034302" calcext:value-type="float">
            <text:p>9.46238770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1504" calcext:value-type="float">
            <text:p>31504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10.464105100759" calcext:value-type="float">
            <text:p>10.4641051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1968" calcext:value-type="float">
            <text:p>31968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9.2954744188607" calcext:value-type="float">
            <text:p>9.29547441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2432" calcext:value-type="float">
            <text:p>32432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10.157976203727" calcext:value-type="float">
            <text:p>10.15797620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2896" calcext:value-type="float">
            <text:p>32896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9.725314826504" calcext:value-type="float">
            <text:p>9.72531482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3360" calcext:value-type="float">
            <text:p>33360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10.802823591324" calcext:value-type="float">
            <text:p>10.80282359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3824" calcext:value-type="float">
            <text:p>33824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9.6543821976108" calcext:value-type="float">
            <text:p>9.65438219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288" calcext:value-type="float">
            <text:p>34288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9.5017828606784" calcext:value-type="float">
            <text:p>9.50178286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752" calcext:value-type="float">
            <text:p>34752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10.163260193022" calcext:value-type="float">
            <text:p>10.1632601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6268" calcext:value-type="float">
            <text:p>36268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9.7324440804028" calcext:value-type="float">
            <text:p>9.73244408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6762" calcext:value-type="float">
            <text:p>36762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10.095181654483" calcext:value-type="float">
            <text:p>10.09518165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7226" calcext:value-type="float">
            <text:p>37226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10.258168544873" calcext:value-type="float">
            <text:p>10.25816854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7690" calcext:value-type="float">
            <text:p>37690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9.7695854640251" calcext:value-type="float">
            <text:p>9.7695854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8154" calcext:value-type="float">
            <text:p>38154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9.6073214772488" calcext:value-type="float">
            <text:p>9.60732147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8618" calcext:value-type="float">
            <text:p>38618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9.958576441018" calcext:value-type="float">
            <text:p>9.9585764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082" calcext:value-type="float">
            <text:p>39082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10.349663599452" calcext:value-type="float">
            <text:p>10.34966359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546" calcext:value-type="float">
            <text:p>39546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11.359125352994" calcext:value-type="float">
            <text:p>11.3591253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010" calcext:value-type="float">
            <text:p>40010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9.4995021053243" calcext:value-type="float">
            <text:p>9.49950210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474" calcext:value-type="float">
            <text:p>40474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10.582867839355" calcext:value-type="float">
            <text:p>10.58286783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938" calcext:value-type="float">
            <text:p>40938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9.8946377762278" calcext:value-type="float">
            <text:p>9.89463777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1402" calcext:value-type="float">
            <text:p>41402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10.080274391922" calcext:value-type="float">
            <text:p>10.08027439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1866" calcext:value-type="float">
            <text:p>41866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9.6008862759242" calcext:value-type="float">
            <text:p>9.60088627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2330" calcext:value-type="float">
            <text:p>42330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10.311985701627" calcext:value-type="float">
            <text:p>10.31198570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2794" calcext:value-type="float">
            <text:p>42794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10.258441705482" calcext:value-type="float">
            <text:p>10.25844170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3258" calcext:value-type="float">
            <text:p>43258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10.314440746131" calcext:value-type="float">
            <text:p>10.31444074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3722" calcext:value-type="float">
            <text:p>43722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10.723980725046" calcext:value-type="float">
            <text:p>10.7239807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4186" calcext:value-type="float">
            <text:p>44186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10.223369460466" calcext:value-type="float">
            <text:p>10.22336946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4650" calcext:value-type="float">
            <text:p>44650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9.6906322602819" calcext:value-type="float">
            <text:p>9.69063226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114" calcext:value-type="float">
            <text:p>45114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9.7514303393936" calcext:value-type="float">
            <text:p>9.75143033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578" calcext:value-type="float">
            <text:p>45578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10.697249052107" calcext:value-type="float">
            <text:p>10.69724905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6042" calcext:value-type="float">
            <text:p>46042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10.250916096402" calcext:value-type="float">
            <text:p>10.25091609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8297" calcext:value-type="float">
            <text:p>48297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9.9189972700647" calcext:value-type="float">
            <text:p>9.91899727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522" calcext:value-type="float">
            <text:p>49522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10.461692236008" calcext:value-type="float">
            <text:p>10.4616922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986" calcext:value-type="float">
            <text:p>49986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9.7433334433577" calcext:value-type="float">
            <text:p>9.74333344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0450" calcext:value-type="float">
            <text:p>50450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10.175205575969" calcext:value-type="float">
            <text:p>10.1752055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0914" calcext:value-type="float">
            <text:p>50914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9.9743368194592" calcext:value-type="float">
            <text:p>9.97433681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1378" calcext:value-type="float">
            <text:p>51378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10.690401654499" calcext:value-type="float">
            <text:p>10.69040165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1842" calcext:value-type="float">
            <text:p>51842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10.183466191164" calcext:value-type="float">
            <text:p>10.18346619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2306" calcext:value-type="float">
            <text:p>52306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10.511477528149" calcext:value-type="float">
            <text:p>10.51147752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3828" calcext:value-type="float">
            <text:p>53828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10.679397805336" calcext:value-type="float">
            <text:p>10.67939780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294" calcext:value-type="float">
            <text:p>54294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9.9783656875056" calcext:value-type="float">
            <text:p>9.97836568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758" calcext:value-type="float">
            <text:p>54758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10.588207308365" calcext:value-type="float">
            <text:p>10.58820730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5222" calcext:value-type="float">
            <text:p>55222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10.90685139993" calcext:value-type="float">
            <text:p>10.90685139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5686" calcext:value-type="float">
            <text:p>55686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10.702619850191" calcext:value-type="float">
            <text:p>10.70261985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6150" calcext:value-type="float">
            <text:p>56150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10.136453994271" calcext:value-type="float">
            <text:p>10.1364539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6614" calcext:value-type="float">
            <text:p>56614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10.449442096294" calcext:value-type="float">
            <text:p>10.44944209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7078" calcext:value-type="float">
            <text:p>57078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10.384518865956" calcext:value-type="float">
            <text:p>10.3845188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7542" calcext:value-type="float">
            <text:p>57542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9.7596936744955" calcext:value-type="float">
            <text:p>9.75969367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8006" calcext:value-type="float">
            <text:p>58006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10.618921953551" calcext:value-type="float">
            <text:p>10.61892195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8470" calcext:value-type="float">
            <text:p>58470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10.089587688663" calcext:value-type="float">
            <text:p>10.0895876887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5:18:29.721051429</dc:date>
    <meta:editing-duration>PT54S</meta:editing-duration>
    <meta:editing-cycles>2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09cm" svg:y="0.315cm" chart:style-name="ch2">
          <text:p>Avg energy generation</text:p>
        </chart:title>
        <chart:subtitle svg:x="4.725cm" svg:y="1.286cm" chart:style-name="ch3">
          <text:p>system overview-hidden alert-2RTUs</text:p>
        </chart:subtitle>
        <chart:legend chart:legend-position="end" svg:x="13.114cm" svg:y="3.925cm" style:legend-expansion="high" chart:style-name="ch4"/>
        <chart:plot-area chart:style-name="ch5" table:cell-range-address="avg_sum.C1:avg_sum.E100" chart:data-source-has-labels="row" svg:x="0.32cm" svg:y="2.153cm" svg:width="12.474cm" svg:height="6.667cm">
          <chartooo:coordinate-region svg:x="0.994cm" svg:y="2.366cm" svg:width="11.481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vg_sum.D1:avg_sum.D100" loext:label-string="avg" chart:class="chart:scatter">
            <chart:domain table:cell-range-address="avg_sum.C1:avg_sum.C100"/>
            <chart:data-point chart:repeated="100"/>
          </chart:series>
          <chart:series chart:style-name="ch9" chart:values-cell-range-address="avg_sum.E1:avg_sum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avg_sum.C1:avg_sum.C100</svg:desc>
                </draw:g>
              </table:table-cell>
              <table:table-cell office:value-type="float" office:value="10.333491104474">
                <text:p>10.333491104474</text:p>
                <draw:g>
                  <svg:desc>avg_sum.D1:avg_sum.D100</svg:desc>
                </draw:g>
              </table:table-cell>
              <table:table-cell office:value-type="float" office:value="25">
                <text:p>25</text:p>
                <draw:g>
                  <svg:desc>avg_sum.E1:avg_sum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10.318955779896">
                <text:p>10.3189557798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9.9268820461312">
                <text:p>9.92688204613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9.3655688729866">
                <text:p>9.36556887298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8.9715906584713">
                <text:p>8.97159065847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9.9031327010755">
                <text:p>9.90313270107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10.493559881751">
                <text:p>10.4935598817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10.776919432805">
                <text:p>10.7769194328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9.2436064508229">
                <text:p>9.24360645082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9.5057209251759">
                <text:p>9.50572092517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10.395271876806">
                <text:p>10.3952718768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9.527023652559">
                <text:p>9.5270236525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9.5837288030399">
                <text:p>9.58372880303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9.4180127013471">
                <text:p>9.41801270134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10.244142851762">
                <text:p>10.2441428517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11.140830805001">
                <text:p>11.140830805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9.7419098053085">
                <text:p>9.74190980530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8.935001415127">
                <text:p>8.9350014151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10.135637237512">
                <text:p>10.1356372375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9.9556884079346">
                <text:p>9.95568840793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9.474433116781">
                <text:p>9.4744331167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10.55985986034">
                <text:p>10.559859860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10.128950837062">
                <text:p>10.1289508370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10.085048698414">
                <text:p>10.0850486984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10.058662607051">
                <text:p>10.0586626070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10.266089546374">
                <text:p>10.2660895463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10.03045147432">
                <text:p>10.030451474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9.761047920595">
                <text:p>9.7610479205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9.8546416281073">
                <text:p>9.85464162810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10.148006227036">
                <text:p>10.1480062270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9.5790145930468">
                <text:p>9.57901459304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9.5449530127713">
                <text:p>9.54495301277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9.8383051237221">
                <text:p>9.83830512372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11.04656918646">
                <text:p>11.046569186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11.066922925715">
                <text:p>11.0669229257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10.087553272859">
                <text:p>10.0875532728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10.417653076815">
                <text:p>10.4176530768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9.6738900494742">
                <text:p>9.67389004947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9.1545163472282">
                <text:p>9.15451634722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10.339773942356">
                <text:p>10.3397739423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9.2784837724803">
                <text:p>9.27848377248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9.7538448324359">
                <text:p>9.75384483243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10.652103508373">
                <text:p>10.6521035083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10.4921478646">
                <text:p>10.49214786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10.850436059591">
                <text:p>10.8504360595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10.111700085693">
                <text:p>10.1117000856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10.591014407668">
                <text:p>10.5910144076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9.4549619750483">
                <text:p>9.4549619750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10.592649363846">
                <text:p>10.5926493638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10.266338090082">
                <text:p>10.2663380900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9.4623877034302">
                <text:p>9.46238770343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10.464105100759">
                <text:p>10.4641051007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9.2954744188607">
                <text:p>9.29547441886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10.157976203727">
                <text:p>10.1579762037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9.725314826504">
                <text:p>9.7253148265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10.802823591324">
                <text:p>10.8028235913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9.6543821976108">
                <text:p>9.65438219761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9.5017828606784">
                <text:p>9.50178286067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10.163260193022">
                <text:p>10.16326019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9.7324440804028">
                <text:p>9.73244408040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10.095181654483">
                <text:p>10.095181654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10.258168544873">
                <text:p>10.2581685448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9.7695854640251">
                <text:p>9.76958546402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9.6073214772488">
                <text:p>9.60732147724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9.958576441018">
                <text:p>9.9585764410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10.349663599452">
                <text:p>10.3496635994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11.359125352994">
                <text:p>11.3591253529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9.4995021053243">
                <text:p>9.49950210532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10.582867839355">
                <text:p>10.5828678393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9.8946377762278">
                <text:p>9.89463777622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10.080274391922">
                <text:p>10.0802743919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9.6008862759242">
                <text:p>9.60088627592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10.311985701627">
                <text:p>10.3119857016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10.258441705482">
                <text:p>10.2584417054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10.314440746131">
                <text:p>10.3144407461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10.723980725046">
                <text:p>10.7239807250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10.223369460466">
                <text:p>10.2233694604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9.6906322602819">
                <text:p>9.69063226028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9.7514303393936">
                <text:p>9.75143033939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10.697249052107">
                <text:p>10.6972490521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10.250916096402">
                <text:p>10.2509160964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9.9189972700647">
                <text:p>9.91899727006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10.461692236008">
                <text:p>10.4616922360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9.7433334433577">
                <text:p>9.74333344335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10.175205575969">
                <text:p>10.1752055759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9.9743368194592">
                <text:p>9.97433681945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10.690401654499">
                <text:p>10.6904016544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10.183466191164">
                <text:p>10.1834661911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10.511477528149">
                <text:p>10.5114775281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10.679397805336">
                <text:p>10.6793978053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9.9783656875056">
                <text:p>9.97836568750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10.588207308365">
                <text:p>10.5882073083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10.90685139993">
                <text:p>10.906851399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10.702619850191">
                <text:p>10.7026198501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10.136453994271">
                <text:p>10.1364539942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10.449442096294">
                <text:p>10.4494420962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10.384518865956">
                <text:p>10.3845188659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9.7596936744955">
                <text:p>9.75969367449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10.618921953551">
                <text:p>10.6189219535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10.089587688663">
                <text:p>10.089587688663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